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BAL CCOYO, HERMENEGILD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BAL CCOYO, HERMENEGILD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449212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1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</text:p>
          </table:table-cell>
          <table:table-cell table:style-name="Tableau1.A2" office:value-type="string">
            <text:p text:style-name="P14">34.77</text:p>
          </table:table-cell>
          <table:table-cell table:style-name="Tableau1.D2" office:value-type="string">
            <text:p text:style-name="P13">139.0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39.0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0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23:36:4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